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Schema.setCycleType( Integer cyc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IsTagField( Integer isTag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IsTag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Inde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Tag( Integer field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Updated( long upd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Instance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Schema.setFieldComment( String field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Instan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Stored( int fieldSt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InstanceName( String insta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St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Indexed( int fieldInde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Created( long 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Cyc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IsDeleted( int is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Field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get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BaseType( String field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FieldType( String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Schema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